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7e829" officeooo:paragraph-rsid="0007e829"/>
    </style:style>
    <style:style style:name="P2" style:family="paragraph" style:parent-style-name="Standard">
      <style:text-properties officeooo:rsid="0007e829" officeooo:paragraph-rsid="0007e829"/>
    </style:style>
    <style:style style:name="P3" style:family="paragraph" style:parent-style-name="Standard">
      <style:text-properties officeooo:rsid="00097c6b" officeooo:paragraph-rsid="00097c6b"/>
    </style:style>
    <style:style style:name="T1" style:family="text">
      <style:text-properties officeooo:rsid="00097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오후 김찬호 교수님</text:p>
      <text:p text:style-name="P1">프로젝트 2 놀이 동산 11월 <text:span text:style-name="T1">4</text:span>일부터 12월 <text:span text:style-name="T1">9</text:span>일까지</text:p>
      <text:p text:style-name="P1">프로젝트 3 자유 주제 12월 <text:span text:style-name="T1">1</text:span>2일부터 끝날 때 까지</text:p>
      <text:p text:style-name="P1"/>
      <text:p text:style-name="P3"/>
      <text:p text:style-name="P3">오전 박성훈 교수님</text:p>
      <text:p text:style-name="P3">프로젝트 1 쇼핑물 12월 26일 1월 25일까지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4:21:45.344000000</meta:creation-date>
    <dc:date>2022-10-13T14:31:16.221000000</dc:date>
    <meta:editing-duration>PT8M50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75" meta:character-count="107" meta:non-whitespace-character-count="82"/>
  </office:meta>
</office:document-meta>
</file>